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line-height="100%"/>
      <style:text-properties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7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8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10pt" fo:font-weight="bold" style:font-name-asian="Arial" style:font-size-asian="10pt" style:font-weight-asian="bold" style:font-name-complex="Arial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line-height="100%"/>
      <style:text-properties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6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9pt" fo:font-weight="bold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9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3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4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7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8" style:family="paragraph" style:parent-style-name="Standard">
      <style:paragraph-properties fo:margin-left="2.524cm" fo:margin-right="0cm" fo:line-height="100%" fo:text-indent="0.076cm" style:auto-text-indent="false"/>
    </style:style>
    <style:style style:name="P29" style:family="paragraph" style:parent-style-name="Standard">
      <style:paragraph-properties fo:margin-left="0.686cm" fo:margin-right="0cm" fo:line-height="100%" fo:text-indent="0cm" style:auto-text-indent="false"/>
    </style:style>
    <style:style style:name="P30" style:family="paragraph" style:parent-style-name="Standard">
      <style:paragraph-properties fo:margin-left="0.811cm" fo:margin-right="0cm" fo:line-height="96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2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002cm" fo:margin-right="3.244cm" fo:text-indent="0cm" style:auto-text-indent="false"/>
    </style:style>
    <style:style style:name="P35" style:family="paragraph" style:parent-style-name="Standard">
      <style:paragraph-properties fo:margin-left="0.811cm" fo:margin-right="0cm" fo:line-height="100%" fo:text-indent="-0.81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8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27cm" fo:margin-right="0cm" fo:text-indent="-0.25cm" style:auto-text-indent="false"/>
      <style:text-properties fo:font-weight="bold" style:font-weight-asian="bold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8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82cm" fo:margin-right="0cm" fo:line-height="100%" fo:text-indent="0cm" style:auto-text-indent="false"/>
    </style:style>
    <style:style style:name="P50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0.051cm" fo:margin-right="0cm" fo:line-height="100%" fo:text-indent="0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P57" style:family="paragraph" style:parent-style-name="Standard">
      <style:paragraph-properties fo:margin-left="1.356cm" fo:margin-right="1.245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4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6" style:family="text">
      <style:text-properties style:font-name="Arial" fo:font-size="9pt" style:font-name-asian="Arial" style:font-size-asian="9pt" style:font-name-complex="Arial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10pt" style:font-name-asian="Arial" style:font-size-asian="10pt" style:font-name-complex="Arial"/>
    </style:style>
    <style:style style:name="T11" style:family="text">
      <style:text-properties style:font-name="Arial" fo:font-weight="bold" style:font-name-asian="Arial" style:font-weight-asian="bold" style:font-name-complex="Arial"/>
    </style:style>
    <style:style style:name="T12" style:family="text">
      <style:text-properties style:letter-kerning="false" style:font-size-complex="9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size-complex="10pt"/>
    </style:style>
    <style:style style:name="T16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7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ECRETARÍA DE LA DEFENSA NACIONAL.</text:p>
      <text:p text:style-name="P5"><text:s/><text:bookmark text:name="_GoBack"/></text:p>
      <text:list xml:id="list141392379" text:style-name="WW8Num1">
        <text:list-item>
          <text:p text:style-name="P22">DIR. GRAL. EDUC. MIL. Y <text:tab/> <text:s text:c="226"/>ESC. MIL. DE INGS.</text:p>
        </text:list-item>
      </text:list>
      <text:p text:style-name="P23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4">(E) Unidad de aprendizaje: </text:p>
          </table:table-cell>
          <table:covered-table-cell/>
          <table:table-cell table:style-name="Tabla1.A3" table:number-columns-spanned="5" office:value-type="string">
            <text:p text:style-name="P25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6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5">Probabilidad y Estadística</text:p>
          </table:table-cell>
          <table:covered-table-cell/>
          <table:table-cell table:style-name="Tabla1.C4" table:number-columns-spanned="5" office:value-type="string">
            <text:p text:style-name="P13">VI. ESTADISTICA DESCRIPTIVA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16">6.1 REDACTA EN UNA CUARTILLA LOS CONCEPTOS DE POBLACION, MUESTRA Y MUESTRA ALEATORIA, ANOTANDO UN EJEMPLO DE CADA UNA.</text:p>
            <text:p text:style-name="P3"><text:span text:style-name="T3">6.2 DE UNA COLECCIÓN DE DATOS DADOS EN CLASE, ELABORA SU HISTOGRAMA, POLIGONO DE FRECUENCIAS Y OJIVA, SIN ERROR DE CONCEPTO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8"><text:s/></text:p>
            <text:p text:style-name="P20"><text:span text:style-name="T8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7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8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8">Campo Militar No. 1-K, Lomas de San Isidro, México, <text:s/>Viernes 28 de may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8"><text:span text:style-name="T8">(J) Situación problema: (conflicto cognitivo</text:span><text:span text:style-name="T11">)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7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2">¿Cuáles son los conceptos de muestra y muestra aleatoria?</text:p>
            <text:p text:style-name="P8">¿Cuál es el concepto de frecuencia relativa?</text:p>
            <text:p text:style-name="P8">¿Cuál es el concepto de polígono de frecuencias e histograma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11">APLICA EN FORMA CORRECTA LAS HERRAMIENTAS DE LA ESTADISTICA DESCRIPTIVA EN LA SOLUCION DE PROBLEMAS DE INVESTIGACION.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9"><text:span text:style-name="T8">(L) Metodología a desarrollar:</text:span><text:span text:style-name="T6"> </text:span></text:p>
          </table:table-cell>
          <table:table-cell table:style-name="Tabla1.A3" table:number-columns-spanned="3" office:value-type="string">
            <text:p text:style-name="P30">(M) Actividades del Mediador: </text:p>
            <text:p text:style-name="P31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3">(N) Actividades del estudiante: </text:p>
            <text:p text:style-name="P31"><text:s/></text:p>
          </table:table-cell>
          <table:covered-table-cell/>
          <table:table-cell table:style-name="Tabla1.A3" table:number-columns-spanned="3" office:value-type="string">
            <text:p text:style-name="P32">(O) Recursos: </text:p>
            <text:p text:style-name="P34"><text:span text:style-name="T5"><text:s/></text:span><text:s/></text:p>
          </table:table-cell>
          <table:covered-table-cell/>
          <table:covered-table-cell/>
          <table:table-cell table:style-name="Tabla1.A1" office:value-type="string">
            <text:p text:style-name="P35"><text:span text:style-name="T8">(P) Indicadores de desempeño:</text:span><text:span text:style-name="T13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><text:s/></text:p>
            <text:p text:style-name="P38">Método Expositivo.</text:p>
            <text:p text:style-name="P38"/>
            <text:p text:style-name="P36"><text:span text:style-name="T1">Técnica de Explicación Oral.</text:span></text:p>
            <text:p text:style-name="P37"/>
            <text:p text:style-name="P37"/>
          </table:table-cell>
          <table:table-cell table:style-name="Tabla1.B13" table:number-rows-spanned="3" table:number-columns-spanned="3" office:value-type="string">
            <text:list xml:id="list3740744011" text:style-name="WW8Num7">
              <text:list-item>
                <text:p text:style-name="P39">Se menciona el propósito del tema.</text:p>
              </text:list-item>
              <text:list-item>
                <text:p text:style-name="P40">Se realizan las preguntas del Conflicto Cognitivo. 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40">Se da realimentación sobre el trabajo realizado, al personal discente</text:p>
              </text:list-item>
            </text:list>
            <text:p text:style-name="P41"/>
          </table:table-cell>
          <table:covered-table-cell/>
          <table:covered-table-cell/>
          <table:table-cell table:style-name="Tabla1.E11" table:number-columns-spanned="2" office:value-type="string">
            <text:p text:style-name="P32">Obtiene frecuencias relativas para dibujar polígonos de frecuencias e histogramas, y compararlos con gráficas de funciones de densidad de probabilidad de variables aleatorias continuas.</text:p>
          </table:table-cell>
          <table:covered-table-cell/>
          <table:table-cell table:style-name="Tabla1.G11" table:number-columns-spanned="3" office:value-type="string">
            <text:list xml:id="list2860595977" text:style-name="WW8Num5">
              <text:list-item>
                <text:p text:style-name="P42">Pintarrón</text:p>
              </text:list-item>
              <text:list-item>
                <text:p text:style-name="P42">Marcadores para pintarrón</text:p>
              </text:list-item>
              <text:list-item>
                <text:p text:style-name="P42">Videoproyector</text:p>
              </text:list-item>
              <text:list-item>
                <text:p text:style-name="P43">Internet .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203012870369" text:continue-numbering="true" text:style-name="WW8Num5">
              <text:list-item>
                <text:p text:style-name="P45">Capacidad de abstracción.</text:p>
              </text:list-item>
              <text:list-item>
                <text:p text:style-name="P45">Capacidad de análisis.</text:p>
              </text:list-item>
              <text:list-item>
                <text:p text:style-name="P44">Creatividad.</text:p>
              </text:list-item>
              <text:list-item>
                <text:p text:style-name="P44">Trabajo colaborativo.</text:p>
              </text:list-item>
              <text:list-item>
                <text:p text:style-name="P44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4"/>
          </table:table-cell>
          <table:covered-table-cell/>
          <table:table-cell table:style-name="Tabla1.A3" table:number-columns-spanned="3" office:value-type="string">
            <text:p text:style-name="P46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4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4195377801" text:style-name="WW8Num3">
              <text:list-item>
                <text:p text:style-name="P47"><text:span text:style-name="T5">120 minutos en total.</text:span></text:p>
              </text:list-item>
              <text:list-item>
                <text:p text:style-name="P48">20 minutos de receso intercalados</text:p>
              </text:list-item>
              <text:list-item>
                <text:p text:style-name="P48"><text:soft-page-break/>5 minutos de encuadre.</text:p>
              </text:list-item>
              <text:list-item>
                <text:p text:style-name="P48">5 minutos para explicar el desarrollo de la dinámica de trabajo.</text:p>
              </text:list-item>
              <text:list-item>
                <text:p text:style-name="P47"><text:span text:style-name="T1">15 minutos para dar retroalimentación sobre las tareas y evidencias desarrolladas por los discentes en las clases anteriores.</text:span></text:p>
              </text:list-item>
              <text:list-item>
                <text:p text:style-name="P48">60 minutos para la obtención de frecuencias relativas y polígonos de frecuencias correspondientes a datos muestra de fenómenos con distribución normal.</text:p>
              </text:list-item>
              <text:list-item>
                <text:p text:style-name="P48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15">(R) Proceso Metacognitiv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4">¿Qué tan preciso le pareció a usted el aprendizaje adquirido?</text:p>
            <text:p text:style-name="P1"><text:span text:style-name="T11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5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9"><text:span text:style-name="T11">(S) Momentos de evaluación:</text:span><text:span text:style-name="T8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50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1">(U) Instrumentos de evaluación </text:p>
          </table:table-cell>
          <table:covered-table-cell/>
          <table:table-cell table:style-name="Tabla1.A1" table:number-columns-spanned="2" office:value-type="string">
            <text:p text:style-name="P52"><text:span text:style-name="T11">(V)Producto final:</text:span><text:span text:style-name="T5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4">Diagnóstica </text:p>
          </table:table-cell>
          <table:covered-table-cell/>
          <table:table-cell table:style-name="Tabla1.C18" office:value-type="string">
            <text:p text:style-name="P15">( <text:s/>) </text:p>
          </table:table-cell>
          <table:table-cell table:style-name="Tabla1.D20" table:number-rows-spanned="3" table:number-columns-spanned="3" office:value-type="string">
            <text:p text:style-name="Standard"><text:span text:style-name="T9">Sistematizar e interpretar la información vertida por el personal discente, para dar la realimentación requerida.</text:span><text:span text:style-name="T14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967339018" text:style-name="WW8Num4">
              <text:list-item>
                <text:p text:style-name="P53"><text:span text:style-name="T8">Lista de cotejo o verificación.</text:span></text:p>
              </text:list-item>
              <text:list-item>
                <text:p text:style-name="P54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10">Ilustraciones de frecuencias relativas, polígonos de frecuencias, histogramas y funciones de densidad de probabilidad.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4">Sumativa. </text:p>
          </table:table-cell>
          <table:covered-table-cell/>
          <table:table-cell table:style-name="Tabla1.C19" office:value-type="string">
            <text:p text:style-name="P15">( <text:s/>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4">Formativa. </text:p>
          </table:table-cell>
          <table:covered-table-cell/>
          <table:table-cell table:style-name="Tabla1.C20" office:value-type="string">
            <text:p text:style-name="P15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9">(W)Elaboró: Mediador.</text:p>
            <text:p text:style-name="P9">C. I.I. en E. </text:p>
            <text:p text:style-name="P2"/>
            <text:p text:style-name="P55"><text:soft-page-break/>Lamberto Maza Casas</text:p>
            <text:p text:style-name="P55">(3045005) 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9"><text:s/></text:p>
            <text:p text:style-name="P9"><text:s/>Vo. <text:s text:c="17"/>Bo. </text:p>
            <text:p text:style-name="P2"><text:span text:style-name="T8">EL Tte. Cor. I. I., Jefe Sec. Académica. </text:span></text:p>
            <text:p text:style-name="P2"/>
            <text:p text:style-name="P57"><text:soft-page-break/>Omar Luna Ramírez</text:p>
            <text:p text:style-name="P56"><text:span text:style-name="T8">(</text:span><text:span text:style-name="T7">C-822090</text:span><text:span text:style-name="T8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15:00</dc:date>
    <meta:print-date>2019-10-03T23:31:00</meta:print-date>
    <meta:editing-cycles>255</meta:editing-cycles>
    <meta:editing-duration>PT11H42M</meta:editing-duration>
    <meta:document-statistic meta:table-count="1" meta:image-count="0" meta:object-count="0" meta:page-count="3" meta:paragraph-count="87" meta:word-count="473" meta:character-count="3581" meta:non-whitespace-character-count="2694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